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officeooo:rsid="001c2152" officeooo:paragraph-rsid="001c2152"/>
    </style:style>
    <style:style style:name="P2" style:family="paragraph" style:parent-style-name="Text_20_body">
      <style:text-properties officeooo:paragraph-rsid="001ba889"/>
    </style:style>
    <style:style style:name="P3" style:family="paragraph" style:parent-style-name="Text_20_body">
      <style:text-properties officeooo:rsid="001c2152" officeooo:paragraph-rsid="001c2152"/>
    </style:style>
    <style:style style:name="P4" style:family="paragraph" style:parent-style-name="Text_20_body">
      <style:text-properties officeooo:rsid="001c2152" officeooo:paragraph-rsid="001ce330"/>
    </style:style>
    <style:style style:name="P5" style:family="paragraph" style:parent-style-name="Text_20_body">
      <style:text-properties officeooo:rsid="001ce330" officeooo:paragraph-rsid="001ce330"/>
    </style:style>
    <style:style style:name="P6" style:family="paragraph" style:parent-style-name="Text_20_body">
      <style:text-properties officeooo:rsid="001ce330" officeooo:paragraph-rsid="001db23d"/>
    </style:style>
    <style:style style:name="P7" style:family="paragraph" style:parent-style-name="Text_20_body">
      <style:text-properties officeooo:rsid="001cf31f" officeooo:paragraph-rsid="001cf31f"/>
    </style:style>
    <style:style style:name="P8" style:family="paragraph" style:parent-style-name="Text_20_body">
      <style:text-properties officeooo:rsid="001db23d" officeooo:paragraph-rsid="001db23d"/>
    </style:style>
    <style:style style:name="P9" style:family="paragraph" style:parent-style-name="Text_20_body">
      <style:paragraph-properties fo:break-before="column"/>
      <style:text-properties officeooo:rsid="001c2152" officeooo:paragraph-rsid="001ce330"/>
    </style:style>
    <style:style style:name="P10" style:family="paragraph" style:parent-style-name="Heading_20_1">
      <style:text-properties officeooo:rsid="001ba889" officeooo:paragraph-rsid="001ba889"/>
    </style:style>
    <style:style style:name="T1" style:family="text">
      <style:text-properties officeooo:rsid="001ce330"/>
    </style:style>
    <style:style style:name="T2" style:family="text">
      <style:text-properties officeooo:rsid="001db2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YSTEM DESCRIPTION</text:h>
      <text:p text:style-name="P2"/>
      <text:p text:style-name="P1">List of technologies</text:p>
      <text:p text:style-name="P8">Software</text:p>
      <text:p text:style-name="P3"><text:tab/>web <text:span text:style-name="T1">s</text:span>erver: Cocos 2D JS Game engine deployed on <text:span text:style-name="T1">Node.JS</text:span></text:p>
      <text:p text:style-name="P8"><text:tab/>web framework: the MEAN stack (MongoDB, Express, AngularJS, NodeJS)</text:p>
      <text:p text:style-name="P3"><text:span text:style-name="T1"><text:tab/>w</text:span>eb client: Javascript, <text:span text:style-name="T1">HTML5, CSS3, Twitter Bootstrap</text:span></text:p>
      <text:p text:style-name="P7"><text:tab/>web browser: Safari, Chrome, Firefox</text:p>
      <text:p text:style-name="P9"><text:span text:style-name="T1"><text:tab/>m</text:span>obile client: Cocos 2D JS Game engine deployed on Android OS</text:p>
      <text:p text:style-name="P9"><text:span text:style-name="T1"><text:tab/>game server: Node.JS</text:span></text:p>
      <text:p text:style-name="P5"><text:tab/>database: MongoDB</text:p>
      <text:p text:style-name="P5"><text:tab/>network protocols: WebSocket, TCP/IP</text:p>
      <text:p text:style-name="P5"><text:tab/>game design IDE(character design &amp; animation, map design etc): Cocos Studio</text:p>
      <text:p text:style-name="P5"><text:tab/>graphic design tool: Adobe Photoshop, Adobe Illustrator</text:p>
      <text:p text:style-name="P5"><text:tab/>Sound editor: Audacity</text:p>
      <text:p text:style-name="P5"><text:tab/>programming IDE: WebStorm, Xcode</text:p>
      <text:p text:style-name="P6"><text:tab/>SDK: iOS SDK</text:p>
      <text:p text:style-name="P6"><text:span text:style-name="T2">Hardware</text:span></text:p>
      <text:p text:style-name="P6"><text:tab/><text:span text:style-name="T2">iOS device (iPhone 4, iPhone 5, iPhone 6)</text:span></text:p>
      <text:p text:style-name="P6"><text:tab/><text:span text:style-name="T2">3 linux server (1 for web, 1 for game, 1 for database)</text:span></text:p>
      <text:p text:style-name="P6"><text:tab/><text:span text:style-name="T2">a average performance client machine </text:span></text:p>
      <text:p text:style-name="P6"><text:tab/></text:p>
      <text:p text:style-name="P6"><text:tab/><text:line-break/></text:p>
      <text:p text:style-name="P6"><text:line-break/> </text:p>
      <text:p text:style-name="P4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</meta:initial-creator>
    <meta:creation-date>2015-10-24T22:10:40.627975635</meta:creation-date>
    <dc:date>2015-10-25T02:00:50.290443920</dc:date>
    <dc:creator>brian </dc:creator>
    <meta:editing-duration>PT19M16S</meta:editing-duration>
    <meta:editing-cycles>5</meta:editing-cycles>
    <meta:generator>LibreOffice/4.4.6.2$Linux_X86_64 LibreOffice_project/40m0$Build-2</meta:generator>
    <meta:document-statistic meta:table-count="0" meta:image-count="0" meta:object-count="0" meta:page-count="1" meta:paragraph-count="24" meta:word-count="111" meta:character-count="752" meta:non-whitespace-character-count="636"/>
  </office:meta>
</office:document-meta>
</file>